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ee4e" officeooo:paragraph-rsid="0004ee4e"/>
    </style:style>
    <style:style style:name="P2" style:family="paragraph" style:parent-style-name="Standard">
      <style:text-properties officeooo:rsid="00073514" officeooo:paragraph-rsid="00073514"/>
    </style:style>
    <style:style style:name="P3" style:family="paragraph" style:parent-style-name="Standard">
      <style:text-properties officeooo:rsid="00057c6e" officeooo:paragraph-rsid="00057c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0304 w/ Fujifilm</text:p>
      <text:p text:style-name="Standard">特許の拒絶通知から異分野への展開を見る（テクノロジートレンド）（X)</text:p>
      <text:p text:style-name="P1"/>
      <text:p text:style-name="P1">AltmetricsによるarViv論文評価：AltmetricsによりSNSでの評価を見る（O）</text:p>
      <text:p text:style-name="P1"/>
      <text:p text:style-name="P1">「論文出版後すぐ影響力を把握した」</text:p>
      <text:p text:style-name="P1">対象分野AI、論文データarXiv</text:p>
      <text:p text:style-name="P1"/>
      <text:p text:style-name="P1">논문예1: Altmetrics vs 피인용수</text:p>
      <text:p text:style-name="P1">Discussion and recommendation in social scientific spaces</text:p>
      <text:p text:style-name="P1"/>
      <text:p text:style-name="P3">目標：萌芽予測材料と指標を提案</text:p>
      <text:p text:style-name="P3"/>
      <text:p text:style-name="P2">200309 mentorochi</text:p>
      <text:p text:style-name="P2">아카이브-&gt;컨퍼런스-&gt;저널 에서의 인용수(어떤 인용? SNS? Biblio? 둘다!) 시계열 추이를 관찰하면, 아카이브페이퍼 관찰의 유의성을 판단할 수 있다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5:01:11.317280982</meta:creation-date>
    <dc:date>2020-03-09T12:19:37.487159206</dc:date>
    <meta:editing-duration>PT13M1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84" meta:character-count="335" meta:non-whitespace-character-count="308"/>
  </office:meta>
</office:document-meta>
</file>